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ans" fo:font-weight="bold" officeooo:rsid="00033e3d" officeooo:paragraph-rsid="00033e3d" style:font-weight-asian="bold" style:font-weight-complex="bold"/>
    </style:style>
    <style:style style:name="P2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/>
      <style:text-properties style:font-name="Liberation Sans" officeooo:rsid="00033e3d" officeooo:paragraph-rsid="00033e3d"/>
    </style:style>
    <style:style style:name="P3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/>
      <style:text-properties style:font-name="Liberation Sans" officeooo:rsid="00033e3d" officeooo:paragraph-rsid="00033e3d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ans" officeooo:rsid="000355b3" officeooo:paragraph-rsid="000355b3"/>
    </style:style>
    <style:style style:name="T1" style:family="text">
      <style:text-properties officeooo:rsid="000355b3"/>
    </style:style>
    <style:style style:name="T2" style:family="text">
      <style:text-properties officeooo:rsid="000621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otaciones</text:span>:</text:p>
      <text:p text:style-name="P2"><text:span text:style-name="T1">Supongo que la práctica sería bastante mejorable, así que te pido mis más sinceras disculpas de antemano. Últimamente, mi mente y mi funcionalidad no se encuentran demasiado fin</text:span><text:span text:style-name="T2">a</text:span><text:span text:style-name="T1">s, dispongo de un aguante mental limitado y me resulta casi imposible poder estudiar </text:span><text:span text:style-name="T2">y profundizar en </text:span><text:span text:style-name="T1">el contenido de los temas y </text:span><text:span text:style-name="T2">las </text:span><text:span text:style-name="T1">prácticas, </text:span><text:span text:style-name="T2">sobretodo teniendo en cuenta cómo </text:span><text:span text:style-name="T1">suelen estar redactados </text:span><text:span text:style-name="T2">y estructurados</text:span><text:span text:style-name="T1">.</text:span></text:p>
      <text:p text:style-name="P3"/>
      <text:p text:style-name="P4">Dicho esto, me gustaría recibir ‘feedback’ por tu parte, si no resulta demasiada molestia; estos me resultan de gran ayuda para lograr enfocarme en lo más importante.</text:p>
      <text:p text:style-name="P4"/>
      <text:p text:style-name="P4">Muchas gracias,</text:p>
      <text:p text:style-name="P4"/>
      <text:p text:style-name="P4">Kev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23:04:05.794063082</meta:creation-date>
    <dc:date>2024-03-24T23:14:39.956495011</dc:date>
    <meta:editing-duration>PT10M3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5" meta:word-count="93" meta:character-count="595" meta:non-whitespace-character-count="507"/>
  </office:meta>
</office:document-meta>
</file>